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19-12-11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6672" calcext:value-type="float">
            <text:p>62.52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18-07-25 19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61368" calcext:value-type="float">
            <text:p>62.76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17-12-04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64544" calcext:value-type="float">
            <text:p>62.26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1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92104" calcext:value-type="float">
            <text:p>61.792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09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8456" calcext:value-type="float">
            <text:p>60.79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200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63304" calcext:value-type="float">
            <text:p>59.963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98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19464" calcext:value-type="float">
            <text:p>59.71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92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87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936" calcext:value-type="float">
            <text:p>52.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82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78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39E0013</text:p>
          </table:table-cell>
          <table:table-cell office:value-type="string" calcext:value-type="string">
            <text:p>1968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6" meta:object-count="0"/>
    <meta:user-defined meta:name="AppVersion">3.0</meta:user-defined>
  </office:meta>
</office:document-meta>
</file>